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1df0" officeooo:paragraph-rsid="00021df0"/>
    </style:style>
    <style:style style:name="P2" style:family="paragraph" style:parent-style-name="Standard">
      <style:text-properties officeooo:rsid="00021df0" officeooo:paragraph-rsid="0003b88f"/>
    </style:style>
    <style:style style:name="P3" style:family="paragraph" style:parent-style-name="Standard">
      <style:text-properties officeooo:rsid="00021df0" officeooo:paragraph-rsid="000daf18"/>
    </style:style>
    <style:style style:name="P4" style:family="paragraph" style:parent-style-name="Standard">
      <style:text-properties officeooo:rsid="0005f44e" officeooo:paragraph-rsid="0005f44e"/>
    </style:style>
    <style:style style:name="P5" style:family="paragraph" style:parent-style-name="Standard">
      <style:text-properties officeooo:rsid="00021df0" officeooo:paragraph-rsid="00125c5b"/>
    </style:style>
    <style:style style:name="P6" style:family="paragraph" style:parent-style-name="Standard">
      <style:text-properties officeooo:rsid="00021df0" officeooo:paragraph-rsid="00021df0"/>
    </style:style>
    <style:style style:name="T1" style:family="text">
      <style:text-properties officeooo:rsid="0003b88f"/>
    </style:style>
    <style:style style:name="T2" style:family="text">
      <style:text-properties officeooo:rsid="0004cbff"/>
    </style:style>
    <style:style style:name="T3" style:family="text">
      <style:text-properties officeooo:rsid="0005f44e"/>
    </style:style>
    <style:style style:name="T4" style:family="text">
      <style:text-properties fo:background-color="#ffff00"/>
    </style:style>
    <style:style style:name="T5" style:family="text">
      <style:text-properties officeooo:rsid="0004cbff" fo:background-color="#ffff00"/>
    </style:style>
    <style:style style:name="T6" style:family="text">
      <style:text-properties fo:background-color="#23ff23"/>
    </style:style>
    <style:style style:name="T7" style:family="text">
      <style:text-properties officeooo:rsid="0004cbff" fo:background-color="#23ff23"/>
    </style:style>
    <style:style style:name="T8" style:family="text">
      <style:text-properties officeooo:rsid="0003b88f" fo:background-color="#23ff23"/>
    </style:style>
    <style:style style:name="T9" style:family="text">
      <style:text-properties fo:background-color="#00ff00"/>
    </style:style>
    <style:style style:name="T10" style:family="text">
      <style:text-properties officeooo:rsid="0004cbff" fo:background-color="#00ff00"/>
    </style:style>
    <style:style style:name="T11" style:family="text">
      <style:text-properties officeooo:rsid="0003b88f" fo:background-color="#00ff00"/>
    </style:style>
    <style:style style:name="T12" style:family="text">
      <style:text-properties officeooo:rsid="0005f44e" fo:background-color="#00ff00"/>
    </style:style>
    <style:style style:name="T13" style:family="text">
      <style:text-properties officeooo:rsid="000daf18" fo:background-color="#00ff00"/>
    </style:style>
    <style:style style:name="T14" style:family="text">
      <style:text-properties officeooo:rsid="0004cbff" fo:background-color="#ff9966"/>
    </style:style>
    <style:style style:name="T15" style:family="text">
      <style:text-properties officeooo:rsid="000daf18"/>
    </style:style>
    <style:style style:name="T16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Client</text:p>
      <text:p text:style-name="P4">→ <text:span text:style-name="T16">config</text:span>()</text:p>
      <text:p text:style-name="P4">→ <text:span text:style-name="T9">call</text:span>()</text:p>
      <text:p text:style-name="P4">→ <text:span text:style-name="T6">authenticate</text:span>()</text:p>
      <text:p text:style-name="P1">→ users()</text:p>
      <text:p text:style-name="P1"><text:tab/>→ <text:span text:style-name="T6">getUserInfo</text:span>()</text:p>
      <text:p text:style-name="P1"><text:tab/>→ <text:span text:style-name="T6">listRecommendUsers</text:span>()</text:p>
      <text:p text:style-name="P1"><text:tab/>→ <text:span text:style-name="T6">listOnlineUsers</text:span>()</text:p>
      <text:p text:style-name="P1"><text:tab/>→ <text:span text:style-name="T6">listOnlineUsersInForum</text:span>()</text:p>
      <text:p text:style-name="P1"><text:tab/>→ <text:span text:style-name="T6">listOnlineUsersInTopic</text:span>()</text:p>
      <text:p text:style-name="P1"><text:tab/>→ <text:span text:style-name="T9">searchUser</text:span>()</text:p>
      <text:p text:style-name="P1"><text:tab/>→ <text:span text:style-name="T9">ignoreUser</text:span>()</text:p>
      <text:p text:style-name="P1"><text:tab/>→ <text:span text:style-name="T4">downloadAvatar</text:span>()</text:p>
      <text:p text:style-name="P1"><text:tab/>→<text:span text:style-name="T2"> </text:span><text:span text:style-name="T10">follow</text:span><text:span text:style-name="T2">()</text:span></text:p>
      <text:p text:style-name="P1"><text:tab/>→<text:span text:style-name="T2"> </text:span><text:span text:style-name="T10">unfollow</text:span><text:span text:style-name="T2">()</text:span></text:p>
      <text:p text:style-name="P1"><text:tab/>→<text:span text:style-name="T2"> </text:span><text:bookmark-start text:name="__DdeLink__259_1667839337"/><text:span text:style-name="T14">listRecentActions</text:span><text:bookmark-end text:name="__DdeLink__259_1667839337"/><text:span text:style-name="T2">()</text:span></text:p>
      <text:p text:style-name="P1"><text:tab/>→<text:span text:style-name="T2"> </text:span><text:span text:style-name="T7">listFollowing</text:span><text:span text:style-name="T2">()</text:span></text:p>
      <text:p text:style-name="P1"><text:tab/>→<text:span text:style-name="T2"> </text:span><text:span text:style-name="T7">listFollowers</text:span><text:span text:style-name="T2">()</text:span></text:p>
      <text:p text:style-name="P1"><text:tab/>→<text:span text:style-name="T2"> </text:span><text:span text:style-name="T7">setReputation</text:span><text:span text:style-name="T2">()</text:span></text:p>
      <text:p text:style-name="P5"><text:tab/>→ <text:span text:style-name="T9">requestPasswordReset</text:span>()</text:p>
      <text:p text:style-name="P5"/>
      <text:p text:style-name="P1">→ account()</text:p>
      <text:p text:style-name="P1"><text:tab/>→ <text:span text:style-name="T6">login</text:span>()</text:p>
      <text:p text:style-name="P1"><text:tab/>→ <text:span text:style-name="T9">logout</text:span>()</text:p>
      <text:p text:style-name="P1"><text:tab/>→ <text:span text:style-name="T9">countUnreadMessages</text:span>()</text:p>
      <text:p text:style-name="P1"><text:tab/>→ <text:span text:style-name="T9">countUnreadSubscribedMessages</text:span>()</text:p>
      <text:p text:style-name="P1"><text:tab/>→ <text:bookmark-start text:name="__DdeLink__352_975239261"/><text:span text:style-name="T9">loginByTapatalkId</text:span><text:bookmark-end text:name="__DdeLink__352_975239261"/>()</text:p>
      <text:p text:style-name="P1"><text:tab/>→ <text:span text:style-name="T9">updatePassword</text:span>()</text:p>
      <text:p text:style-name="P1"><text:tab/>→ <text:span text:style-name="T9">updateEmail</text:span>()</text:p>
      <text:p text:style-name="P1"><text:tab/>→<text:span text:style-name="T2"> </text:span><text:span text:style-name="T5">updateAvatar</text:span><text:span text:style-name="T2">()</text:span></text:p>
      <text:p text:style-name="P1"><text:tab/>→ <text:span text:style-name="T9">register</text:span>()</text:p>
      <text:p text:style-name="P3"><text:tab/>→<text:span text:style-name="T2"> </text:span><text:span text:style-name="T10">getDashBorard</text:span><text:span text:style-name="T2">()</text:span></text:p>
      <text:p text:style-name="P3"><text:tab/>→<text:span text:style-name="T15"> </text:span><text:span text:style-name="T13">getAlerts</text:span><text:span text:style-name="T15">()</text:span></text:p>
      <text:p text:style-name="P1"/>
      <text:p text:style-name="P1">→ forums()</text:p>
      <text:p text:style-name="P1"><text:tab/>→ <text:span text:style-name="T9">listAsTree</text:span>()</text:p>
      <text:p text:style-name="P1"><text:tab/>→ <text:span text:style-name="T9">listParticipated</text:span>()</text:p>
      <text:p text:style-name="P2"><text:tab/>→<text:span text:style-name="T1"> </text:span><text:span text:style-name="T11">listSubscribed</text:span><text:span text:style-name="T1">()</text:span></text:p>
      <text:p text:style-name="P1"><text:tab/>→ <text:span text:style-name="T9">markAsRead</text:span>()</text:p>
      <text:p text:style-name="P1"><text:tab/>→ <text:bookmark-start text:name="__DdeLink__350_975239261"/><text:span text:style-name="T9">loginToProtected</text:span><text:bookmark-end text:name="__DdeLink__350_975239261"/>()</text:p>
      <text:p text:style-name="P1"><text:tab/>→ <text:span text:style-name="T9">listStatuses</text:span>()</text:p>
      <text:p text:style-name="P1"><text:tab/>→<text:span text:style-name="T1"> </text:span><text:span text:style-name="T11">subscribe</text:span><text:span text:style-name="T1">()</text:span></text:p>
      <text:p text:style-name="P1"><text:tab/>→<text:span text:style-name="T1"> </text:span><text:span text:style-name="T11">unsubscribe</text:span><text:span text:style-name="T1">()</text:span></text:p>
      <text:p text:style-name="P1"/>
      <text:p text:style-name="P1">→ topics()</text:p>
      <text:p text:style-name="P1"><text:tab/>→ <text:span text:style-name="T6">list</text:span>()</text:p>
      <text:p text:style-name="P1"><text:tab/>→ <text:span text:style-name="T6">listUnread</text:span>()</text:p>
      <text:p text:style-name="P1"><text:tab/>→ <text:span text:style-name="T6">listParticipated</text:span>()</text:p>
      <text:p text:style-name="P1"><text:tab/>→<text:span text:style-name="T1"> </text:span><text:span text:style-name="T8">listLatest</text:span><text:span text:style-name="T1">()</text:span></text:p>
      <text:p text:style-name="P1"><text:tab/>→ <text:span text:style-name="T6">listStatuses</text:span>()</text:p>
      <text:p text:style-name="P1"><text:tab/>→<text:span text:style-name="T1"> </text:span><text:span text:style-name="T8">markAsRead</text:span><text:span text:style-name="T1">()</text:span></text:p>
      <text:p text:style-name="P1"><text:soft-page-break/><text:tab/>→<text:span text:style-name="T1"> </text:span><text:span text:style-name="T8">createNew</text:span><text:span text:style-name="T1">()</text:span></text:p>
      <text:p text:style-name="P1"><text:tab/>→<text:span text:style-name="T1"> </text:span><text:span text:style-name="T8">search</text:span><text:span text:style-name="T1">()</text:span></text:p>
      <text:p text:style-name="P1"><text:tab/>→<text:span text:style-name="T1"> </text:span><text:span text:style-name="T11">advancedSearch</text:span><text:span text:style-name="T1">()</text:span></text:p>
      <text:p text:style-name="P1"><text:tab/>→<text:span text:style-name="T1"> </text:span><text:span text:style-name="T8">listSubscribed</text:span><text:span text:style-name="T1">()</text:span></text:p>
      <text:p text:style-name="P1"><text:tab/>→<text:span text:style-name="T1"> </text:span><text:span text:style-name="T11">subscribe</text:span><text:span text:style-name="T1">()</text:span></text:p>
      <text:p text:style-name="P1"><text:tab/>→<text:span text:style-name="T1"> </text:span><text:span text:style-name="T11">unsubscribe</text:span><text:span text:style-name="T1">()</text:span></text:p>
      <text:p text:style-name="P1"/>
      <text:p text:style-name="P1">→<text:span text:style-name="T1"> posts()</text:span></text:p>
      <text:p text:style-name="P1"><text:tab/>→<text:span text:style-name="T1"> </text:span><text:span text:style-name="T11">report</text:span><text:span text:style-name="T1">()</text:span></text:p>
      <text:p text:style-name="P1"><text:tab/>→<text:span text:style-name="T1"> </text:span><text:span text:style-name="T11">reply</text:span><text:span text:style-name="T1">()</text:span></text:p>
      <text:p text:style-name="P1"><text:tab/>→<text:span text:style-name="T1"> </text:span><text:span text:style-name="T11">getQuote</text:span><text:span text:style-name="T1">()</text:span></text:p>
      <text:p text:style-name="P1"><text:tab/>→<text:span text:style-name="T1"> </text:span><text:span text:style-name="T11">getRaw</text:span><text:span text:style-name="T1">()</text:span></text:p>
      <text:p text:style-name="P1"><text:tab/>→<text:span text:style-name="T1"> </text:span><text:span text:style-name="T11">update</text:span><text:span text:style-name="T1">()</text:span></text:p>
      <text:p text:style-name="P1"><text:tab/>→<text:span text:style-name="T1"> </text:span><text:span text:style-name="T11">list</text:span><text:span text:style-name="T1">()</text:span></text:p>
      <text:p text:style-name="P1"><text:tab/>→<text:span text:style-name="T1"> </text:span><text:span text:style-name="T11">listUread</text:span><text:span text:style-name="T1">()</text:span></text:p>
      <text:p text:style-name="P1"><text:tab/>→<text:span text:style-name="T1"> </text:span><text:span text:style-name="T11">listByPost</text:span><text:span text:style-name="T1">()</text:span></text:p>
      <text:p text:style-name="P1"><text:tab/>→<text:span text:style-name="T1"> </text:span><text:span text:style-name="T11">search</text:span><text:span text:style-name="T1">()</text:span></text:p>
      <text:p text:style-name="P2"><text:tab/>→<text:span text:style-name="T1"> </text:span><text:span text:style-name="T11">advancedSearch</text:span><text:span text:style-name="T1">()</text:span></text:p>
      <text:p text:style-name="P2"><text:tab/>→<text:span text:style-name="T2"> </text:span><text:span text:style-name="T10">sayThankYou</text:span><text:span text:style-name="T2">()</text:span></text:p>
      <text:p text:style-name="P2"><text:tab/>→<text:span text:style-name="T2"> </text:span><text:span text:style-name="T10">like</text:span><text:span text:style-name="T2">()</text:span></text:p>
      <text:p text:style-name="P2"><text:tab/>→<text:span text:style-name="T2"> </text:span><text:span text:style-name="T10">unlike</text:span><text:span text:style-name="T2">()</text:span></text:p>
      <text:p text:style-name="P1"/>
      <text:p text:style-name="P1">→ attachments()</text:p>
      <text:p text:style-name="P1"><text:tab/>→ <text:span text:style-name="T5">upload</text:span><text:span text:style-name="T2">()</text:span></text:p>
      <text:p text:style-name="P1"><text:tab/>→ <text:span text:style-name="T5">remove</text:span><text:span text:style-name="T2">()</text:span></text:p>
      <text:p text:style-name="P1"/>
      <text:p text:style-name="P1">→ <text:span text:style-name="T3">board</text:span>()</text:p>
      <text:p text:style-name="P1"><text:tab/>→ <text:span text:style-name="T9">getIdByUrl</text:span>()</text:p>
      <text:p text:style-name="P1"><text:tab/>→ <text:span text:style-name="T12">getStatistics</text:span>()</text:p>
      <text:p text:style-name="P1"><text:tab/>→ <text:span text:style-name="T9">getSmilies</text:span><text:span text:style-name="T2">()</text:span></text:p>
      <text:p text:style-name="P1"><text:tab/>→<text:span text:style-name="T2"> </text:span><text:span text:style-name="T10">getActivity</text:span><text:span text:style-name="T2">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olineus</meta:initial-creator>
    <meta:creation-date>2014-05-22T22:34:58.352385899</meta:creation-date>
    <dc:date>2014-05-27T11:29:37.353032226</dc:date>
    <dc:creator>David Molineus</dc:creator>
    <meta:editing-duration>PT1H31M31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2" meta:paragraph-count="76" meta:word-count="151" meta:character-count="1167" meta:non-whitespace-character-count="1027"/>
  </office:meta>
</office:document-meta>
</file>